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fc1" officeooo:paragraph-rsid="000dffc1"/>
    </style:style>
    <style:style style:name="P2" style:family="paragraph" style:parent-style-name="Standard">
      <style:text-properties officeooo:rsid="001003ef" officeooo:paragraph-rsid="001003ef"/>
    </style:style>
    <style:style style:name="P3" style:family="paragraph" style:parent-style-name="Standard">
      <style:text-properties officeooo:rsid="001003ef" officeooo:paragraph-rsid="001003ef"/>
    </style:style>
    <style:style style:name="P4" style:family="paragraph" style:parent-style-name="Standard">
      <style:text-properties officeooo:rsid="0012d1ef" officeooo:paragraph-rsid="0012d1ef"/>
    </style:style>
    <style:style style:name="T1" style:family="text">
      <style:text-properties officeooo:rsid="000e0d71"/>
    </style:style>
    <style:style style:name="T2" style:family="text">
      <style:text-properties officeooo:rsid="000f617b"/>
    </style:style>
    <style:style style:name="T3" style:family="text">
      <style:text-properties officeooo:rsid="0011d289"/>
    </style:style>
    <style:style style:name="T4" style:family="text">
      <style:text-properties officeooo:rsid="0011e02f"/>
    </style:style>
    <style:style style:name="T5" style:family="text">
      <style:text-properties officeooo:rsid="0012d1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4. <text:a xlink:type="simple" xlink:href="https://leetcode.com/problems/binary-tree-inorder-traversal/" text:style-name="Internet_20_link" text:visited-style-name="Visited_20_Internet_20_Link">https://leetcode.com/problems/binary-tree-inorder-traversal/</text:a> 3 1</text:p>
      <text:p text:style-name="P1"/>
      <text:p text:style-name="P1"><text:span text:style-name="T1">108. </text:span><text:a xlink:type="simple" xlink:href="https://leetcode.com/problems/convert-sorted-array-to-binary-search-tree/description/" text:style-name="Internet_20_link" text:visited-style-name="Visited_20_Internet_20_Link">https://leetcode.com/problems/convert-sorted-array-to-binary-search-tree/description/</text:a> <text:span text:style-name="T1">3 1 <text:s/>(ver no debugger)</text:span></text:p>
      <text:p text:style-name="P1"/>
      <text:p text:style-name="P1"><text:span text:style-name="T2">95. </text:span><text:a xlink:type="simple" xlink:href="https://leetcode.com/problems/unique-binary-search-trees-ii/submissions/" text:style-name="Internet_20_link" text:visited-style-name="Visited_20_Internet_20_Link">https://leetcode.com/problems/unique-binary-search-trees-ii/submissions/</text:a> <text:span text:style-name="T2">3 1 (Questão MEDIA. Debugger ajudou muito)</text:span></text:p>
      <text:p text:style-name="P1"/>
      <text:p text:style-name="P2">96. <text:a xlink:type="simple" xlink:href="https://leetcode.com/problems/unique-binary-search-trees/" text:style-name="Internet_20_link" text:visited-style-name="Visited_20_Internet_20_Link">https://leetcode.com/problems/unique-binary-search-trees/</text:a> <text:span text:style-name="T3">3 1 (Questão MEDIA)</text:span></text:p>
      <text:p text:style-name="P2"/>
      <text:p text:style-name="P2"><text:span text:style-name="T4">257. </text:span><text:a xlink:type="simple" xlink:href="https://leetcode.com/problems/binary-tree-paths/submissions/" text:style-name="Internet_20_link" text:visited-style-name="Visited_20_Internet_20_Link">https://leetcode.com/problems/binary-tree-paths/submissions/</text:a> <text:span text:style-name="T4">3 1</text:span></text:p>
      <text:p text:style-name="P2"/>
      <text:p text:style-name="P4">105. https://leetcode.com/problems/construct-binary-tree-from-preorder-and-inorder-traversal/</text:p>
      <text:p text:style-name="P4"/>
      <text:p text:style-name="P4">106. https://leetcode.com/problems/construct-binary-tree-from-inorder-and-postorder-traversal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8T16:31:56.342000000</meta:creation-date>
    <meta:generator>LibreOffice/7.3.4.2$Windows_X86_64 LibreOffice_project/728fec16bd5f605073805c3c9e7c4212a0120dc5</meta:generator>
    <dc:date>2023-11-15T19:04:03.370000000</dc:date>
    <meta:editing-duration>PT1H14M5S</meta:editing-duration>
    <meta:editing-cycles>6</meta:editing-cycles>
    <meta:document-statistic meta:table-count="0" meta:image-count="0" meta:object-count="0" meta:page-count="1" meta:paragraph-count="7" meta:word-count="34" meta:character-count="637" meta:non-whitespace-character-count="609"/>
  </office:meta>
</office:document-meta>
</file>